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04ac" officeooo:paragraph-rsid="000904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юбя, съешь щипцы, — вздохнёт мэр, — кайф жгуч (1234567890+ .?-)</text:p>
      <text:p text:style-name="P1">Nymphs blitz quick vex dwarf j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</meta:initial-creator>
    <meta:creation-date>2015-07-13T19:45:06.706809886</meta:creation-date>
    <dc:date>2015-07-13T19:47:14.318558880</dc:date>
    <dc:creator>AI</dc:creator>
    <meta:editing-duration>PT2M7S</meta:editing-duration>
    <meta:editing-cycles>1</meta:editing-cycles>
    <meta:document-statistic meta:table-count="0" meta:image-count="0" meta:object-count="0" meta:page-count="1" meta:paragraph-count="2" meta:word-count="15" meta:character-count="97" meta:non-whitespace-character-count="82"/>
    <meta:generator>LibreOffice/4.3.3.2$Linux_x86 LibreOffice_project/430m0$Build-2</meta:generator>
  </office:meta>
</office:document-meta>
</file>